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ira Code" svg:font-family="'Fira Code'" style:font-pitch="variable"/>
    <style:font-face style:name="Fira Code1" svg:font-family="'Fira Code'" style:font-pitch="fixed"/>
    <style:font-face style:name="Fira Code2" svg:font-family="'Fira Code'" style:font-adornments="Regular" style:font-pitch="fixed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true" fo:min-height="12.369cm" fo:min-width="25.197cm" fo:padding-top="0cm" fo:padding-bottom="0cm" fo:padding-left="0cm" fo:padding-right="0cm" fo:wrap-option="wrap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Bottom_20_Red-title">
      <style:graphic-properties fo:min-height="6.453cm" loext:decorative="false"/>
      <style:paragraph-properties style:writing-mode="lr-tb"/>
    </style:style>
    <style:style style:name="pr2" style:family="presentation" style:parent-style-name="Bottom_20_Red-subtitle">
      <style:graphic-properties draw:fill-color="#ffffff" fo:min-height="2.16cm" loext:decorative="false"/>
      <style:paragraph-properties style:writing-mode="lr-tb"/>
    </style:style>
    <style:style style:name="pr3" style:family="presentation" style:parent-style-name="Bottom_20_Red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Title_2c__20_Content_5f_-title">
      <style:graphic-properties fo:min-height="3.505cm" loext:decorative="false"/>
      <style:paragraph-properties style:writing-mode="lr-tb"/>
    </style:style>
    <style:style style:name="pr5" style:family="presentation" style:parent-style-name="Title_2c__20_Content_5f_-outline1" style:list-style-name="L2">
      <style:graphic-properties draw:fill-color="#dddddd" fo:min-height="12.703cm" loext:decorative="false"/>
      <style:paragraph-properties style:writing-mode="lr-tb"/>
    </style:style>
    <style:style style:name="pr6" style:family="presentation" style:parent-style-name="Title_2c__20_Content_5f_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text-properties fo:color="#ffffff" loext:opacity="100%" style:font-name="Roboto" fo:font-size="42.7000007629395pt" fo:font-weight="bold" style:font-weight-asian="bold" style:font-weight-complex="bold"/>
    </style:style>
    <style:style style:name="P4" style:family="paragraph">
      <loext:graphic-properties draw:fill-color="#ffffff"/>
    </style:style>
    <style:style style:name="P5" style:family="paragraph">
      <style:text-properties fo:hyphenate="false" loext:hyphenation-no-caps="false"/>
    </style:style>
    <style:style style:name="P6" style:family="paragraph">
      <loext:graphic-properties draw:fill-color="#dddddd"/>
      <style:text-properties fo:hyphenate="false" loext:hyphenation-no-caps="false"/>
    </style:style>
    <style:style style:name="T1" style:family="text">
      <style:text-properties fo:color="#ffffff" loext:opacity="100%" style:font-name="Roboto" fo:font-size="42.7000007629395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5cm" text:min-label-width="1.75cm"/>
        <style:text-properties fo:color="#424242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424242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424242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424242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424242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424242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424242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424242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424242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424242" fo:font-size="100%"/>
      </text:list-level-style-number>
    </text:list-style>
  </office:automatic-styles>
  <office:body>
    <office:presentation>
      <draw:page draw:name="page1" draw:style-name="dp1" draw:master-page-name="Bottom_20_Red" presentation:presentation-page-layout-name="AL1T0">
        <office:forms form:automatic-focus="false" form:apply-design-mode="false"/>
        <draw:custom-shape draw:name="TextShape 1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198cm" svg:height="6.621cm" svg:x="1.199cm" svg:y="7.203cm" presentation:class="title" presentation:user-transformed="true">
          <draw:text-box>
            <text:p>Kriging a interpolace</text:p>
          </draw:text-box>
        </draw:frame>
        <draw:frame presentation:style-name="pr2" draw:text-style-name="P3" draw:layer="layout" svg:width="25.198cm" svg:height="2.16cm" svg:x="1.399cm" svg:y="14.931cm" presentation:class="subtitle" presentation:user-transformed="true">
          <draw:text-box>
            <text:p xml:id="id1" text:id="id1" text:style-name="P2"><text:span text:style-name="T1">Když jsou data vzácná a řidká..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_5f_" presentation:presentation-page-layout-name="AL2T1">
        <office:forms form:automatic-focus="false" form:apply-design-mode="false"/>
        <draw:frame presentation:style-name="pr4" draw:layer="layout" svg:width="25.199cm" svg:height="3.505cm" svg:x="1.397cm" svg:y="0.336cm" presentation:class="title">
          <draw:text-box>
            <text:p>Agenda</text:p>
          </draw:text-box>
        </draw:frame>
        <draw:frame presentation:style-name="pr5" draw:text-style-name="P6" draw:layer="layout" svg:width="25.06cm" svg:height="12.953cm" svg:x="1.34cm" svg:y="5.6cm" presentation:class="outline" presentation:user-transformed="true">
          <draw:text-box>
            <text:list text:style-name="L2">
              <text:list-item>
                <text:p xml:id="id2" text:id="id2" text:style-name="P5">Bodová měření</text:p>
              </text:list-item>
              <text:list-item>
                <text:p xml:id="id3" text:id="id3" text:style-name="P5">Matematika krigingu</text:p>
              </text:list-item>
              <text:list-item>
                <text:p xml:id="id4" text:id="id4" text:style-name="P5">Použití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ira Code" svg:font-family="'Fira Code'" style:font-pitch="variable"/>
    <style:font-face style:name="Fira Code1" svg:font-family="'Fira Code'" style:font-pitch="fixed"/>
    <style:font-face style:name="Fira Code2" svg:font-family="'Fira Code'" style:font-adornments="Regular" style:font-pitch="fixed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cccc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op_20_Red-background" style:display-name="Top Red-background" style:family="presentation">
      <style:graphic-properties draw:stroke="none" draw:fill="none"/>
      <style:text-properties style:letter-kerning="true"/>
    </style:style>
    <style:style style:name="Top_20_Red-backgroundobjects" style:display-name="Top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_20_Red-notes" style:display-name="Top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_20_Red-outline1" style:display-name="Top Red-outline1" style:family="presentation">
      <style:graphic-properties draw:stroke="none" draw:fill="none" draw:auto-grow-height="false" draw:fit-to-size="false" style:shrink-to-fit="true">
        <text:list-style style:name="Top_20_Red-outline1" style:display-name="Top Red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outline2" style:display-name="Top Red-outline2" style:family="presentation" style:parent-style-name="Top_20_Red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op_20_Red-outline3" style:display-name="Top Red-outline3" style:family="presentation" style:parent-style-name="Top_20_Red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op_20_Red-outline4" style:display-name="Top Red-outline4" style:family="presentation" style:parent-style-name="Top_20_Red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op_20_Red-outline5" style:display-name="Top Red-outline5" style:family="presentation" style:parent-style-name="Top_20_Red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6" style:display-name="Top Red-outline6" style:family="presentation" style:parent-style-name="Top_20_Red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7" style:display-name="Top Red-outline7" style:family="presentation" style:parent-style-name="Top_20_Red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8" style:display-name="Top Red-outline8" style:family="presentation" style:parent-style-name="Top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outline9" style:display-name="Top Red-outline9" style:family="presentation" style:parent-style-name="Top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subtitle" style:display-name="Top Red-subtitle" style:family="presentation">
      <style:graphic-properties draw:stroke="none" draw:fill="none" draw:textarea-vertical-align="middle">
        <text:list-style style:name="Top_20_Red-subtitle" style:display-name="Top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title" style:display-name="Top Red-title" style:family="presentation">
      <style:graphic-properties draw:stroke="none" draw:fill="none" draw:textarea-vertical-align="middle">
        <text:list-style style:name="Top_20_Red-title" style:display-name="Top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ottom_20_Red-background" style:display-name="Bottom Red-background" style:family="presentation">
      <style:graphic-properties draw:stroke="none" draw:fill="none"/>
      <style:text-properties style:letter-kerning="true"/>
    </style:style>
    <style:style style:name="Bottom_20_Red-backgroundobjects" style:display-name="Bottom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Red-notes" style:display-name="Bottom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Red-outline1" style:display-name="Bottom Red-outline1" style:family="presentation">
      <style:graphic-properties draw:stroke="none" draw:fill="none" draw:auto-grow-height="false" draw:fit-to-size="false" style:shrink-to-fit="true">
        <text:list-style style:name="Bottom_20_Red-outline1" style:display-name="Bottom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outline2" style:display-name="Bottom Red-outline2" style:family="presentation" style:parent-style-name="Bottom_20_Red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ottom_20_Red-outline3" style:display-name="Bottom Red-outline3" style:family="presentation" style:parent-style-name="Bottom_20_Red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ottom_20_Red-outline4" style:display-name="Bottom Red-outline4" style:family="presentation" style:parent-style-name="Bottom_20_Re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ottom_20_Red-outline5" style:display-name="Bottom Red-outline5" style:family="presentation" style:parent-style-name="Bottom_20_Re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6" style:display-name="Bottom Red-outline6" style:family="presentation" style:parent-style-name="Bottom_20_Re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7" style:display-name="Bottom Red-outline7" style:family="presentation" style:parent-style-name="Bottom_20_Re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8" style:display-name="Bottom Red-outline8" style:family="presentation" style:parent-style-name="Bottom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9" style:display-name="Bottom Red-outline9" style:family="presentation" style:parent-style-name="Bottom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subtitle" style:display-name="Bottom Red-subtitle" style:family="presentation">
      <style:graphic-properties draw:stroke="none" draw:fill="none" draw:textarea-vertical-align="middle">
        <text:list-style style:name="Bottom_20_Red-subtitle" style:display-name="Bottom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title" style:display-name="Bottom Red-title" style:family="presentation">
      <style:graphic-properties draw:stroke="none" draw:fill="none" draw:textarea-vertical-align="middle">
        <text:list-style style:name="Bottom_20_Red-title" style:display-name="Bottom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24242" loext:opacity="100%" style:text-outline="false" style:text-line-through-style="none" style:text-line-through-type="none" style:font-name="Roboto" fo:font-family="Roboto" style:font-pitch="variable" fo:font-size="8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60pt" style:font-style-asian="normal" style:font-weight-asian="bold" style:font-name-complex="Lohit Devanagari" style:font-family-complex="'Lohit Devanagari'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03838" loext:opacity="100%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lank-outline3" style:family="presentation" style:parent-style-name="Blank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lank-outline4" style:family="presentation" style:parent-style-name="Blank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lank-outline5" style:family="presentation" style:parent-style-name="Blank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03838" loext:opacity="100%" style:text-outline="false" style:text-line-through-style="none" style:text-line-through-type="none" style:font-name="Roboto" fo:font-family="Roboto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_2c__20_Content_5f_-background" style:display-name="Title, Content_-background" style:family="presentation">
      <style:graphic-properties draw:stroke="none" draw:fill="none"/>
      <style:text-properties style:letter-kerning="true"/>
    </style:style>
    <style:style style:name="Title_2c__20_Content_5f_-backgroundobjects" style:display-name="Title,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5f_-notes" style:display-name="Title,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1" style:display-name="Title, Content_-outline1" style:family="presentation">
      <style:graphic-properties draw:stroke="none" draw:fill="none" draw:auto-grow-height="false" draw:fit-to-size="false" style:shrink-to-fit="true">
        <text:list-style style:name="Title_2c__20_Content_5f_-outline1" style:display-name="Title, Content_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2" style:display-name="Title, Content_-outline2" style:family="presentation" style:parent-style-name="Title_2c__20_Content_5f_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_5f_-outline3" style:display-name="Title, Content_-outline3" style:family="presentation" style:parent-style-name="Title_2c__20_Content_5f_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_5f_-outline4" style:display-name="Title, Content_-outline4" style:family="presentation" style:parent-style-name="Title_2c__20_Content_5f_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_5f_-outline5" style:display-name="Title, Content_-outline5" style:family="presentation" style:parent-style-name="Title_2c__20_Content_5f_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6" style:display-name="Title, Content_-outline6" style:family="presentation" style:parent-style-name="Title_2c__20_Content_5f_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7" style:display-name="Title, Content_-outline7" style:family="presentation" style:parent-style-name="Title_2c__20_Content_5f_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8" style:display-name="Title, Content_-outline8" style:family="presentation" style:parent-style-name="Title_2c__20_Content_5f_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outline9" style:display-name="Title, Content_-outline9" style:family="presentation" style:parent-style-name="Title_2c__20_Content_5f_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subtitle" style:display-name="Title, Content_-subtitle" style:family="presentation">
      <style:graphic-properties draw:stroke="none" draw:fill="none" draw:textarea-vertical-align="middle">
        <text:list-style style:name="Title_2c__20_Content_5f_-subtitle" style:display-name="Title,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title" style:display-name="Title, Content_-title" style:family="presentation">
      <style:graphic-properties draw:stroke="none" draw:fill="none" draw:textarea-vertical-align="middle">
        <text:list-style style:name="Title_2c__20_Content_5f_-title" style:display-name="Title,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03838" draw:textarea-vertical-align="top" draw:auto-grow-height="false" fo:min-height="3.75cm" fo:min-width="27.498cm" fo:padding-top="0.125cm" fo:padding-bottom="0.125cm" fo:padding-left="0.25cm" fo:padding-right="0.25cm" fo:wrap-option="wrap" loext:decorative="false"/>
    </style:style>
    <style:style style:name="Mgr4" style:family="graphic" style:parent-style-name="standard">
      <style:graphic-properties draw:stroke="none" svg:stroke-width="0cm" draw:fill="solid" draw:fill-color="#f03838" draw:textarea-vertical-align="top" draw:auto-grow-height="false" fo:min-height="6.683cm" fo:min-width="27.489cm" fo:padding-top="0.125cm" fo:padding-bottom="0.125cm" fo:padding-left="0.25cm" fo:padding-right="0.25cm" fo:wrap-option="wrap" loext:decorative="false"/>
    </style:style>
    <style:style style:name="Mgr5" style:family="graphic" style:parent-style-name="standard">
      <style:graphic-properties draw:stroke="none" svg:stroke-width="0cm" draw:fill="solid" draw:fill-color="#f03838" draw:textarea-vertical-align="top" draw:auto-grow-height="false" fo:min-height="3.751cm" fo:min-width="27.5cm" fo:padding-top="0.125cm" fo:padding-bottom="0.125cm" fo:padding-left="0.25cm" fo:padding-right="0.25cm" fo:wrap-option="wrap" loext:decorative="false"/>
    </style:style>
    <style:style style:name="Mpr1" style:family="presentation" style:parent-style-name="Top_20_Red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Top_20_Red-outline1">
      <style:graphic-properties fo:min-height="9.136cm" loext:decorative="false"/>
      <style:paragraph-properties style:writing-mode="lr-tb"/>
    </style:style>
    <style:style style:name="Mpr3" style:family="presentation" style:parent-style-name="Top_20_Re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op_20_Re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Bottom_20_Red-title">
      <style:graphic-properties draw:auto-grow-height="false" fo:min-height="2.63cm" loext:decorative="false"/>
      <style:paragraph-properties style:writing-mode="lr-tb"/>
    </style:style>
    <style:style style:name="Mpr6" style:family="presentation" style:parent-style-name="Bottom_20_Re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Bottom_20_Re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Bottom_20_Re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" style:family="presentation" style:parent-style-name="Title_2c__20_Content-title">
      <style:graphic-properties draw:auto-grow-height="false" fo:min-height="2.63cm" loext:decorative="false"/>
      <style:paragraph-properties style:writing-mode="lr-tb"/>
    </style:style>
    <style:style style:name="Mpr13" style:family="presentation" style:parent-style-name="Title_2c__20_Content-outline1">
      <style:graphic-properties fo:min-height="9.136cm" loext:decorative="false"/>
      <style:paragraph-properties style:writing-mode="lr-tb"/>
    </style:style>
    <style:style style:name="Mpr14" style:family="presentation" style:parent-style-name="Title_2c_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Title_2c__20_Content_5f_-title">
      <style:graphic-properties draw:auto-grow-height="false" fo:min-height="2.63cm" loext:decorative="false"/>
      <style:paragraph-properties style:writing-mode="lr-tb"/>
    </style:style>
    <style:style style:name="Mpr17" style:family="presentation" style:parent-style-name="Title_2c__20_Content_5f_-outline1">
      <style:graphic-properties fo:min-height="9.136cm" loext:decorative="false"/>
      <style:paragraph-properties style:writing-mode="lr-tb"/>
    </style:style>
    <style:style style:name="Mpr18" style:family="presentation" style:parent-style-name="Title_2c__20_Content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c__20_Content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03838"/>
      <style:paragraph-properties fo:text-align="start"/>
      <style:text-properties style:font-name="Roboto" fo:font-size="24pt"/>
    </style:style>
    <style:style style:name="MP6" style:family="paragraph">
      <loext:graphic-properties draw:fill="solid" draw:fill-color="#f03838"/>
      <style:paragraph-properties fo:text-align="start"/>
      <style:text-properties fo:color="#ffffff" loext:opacity="100%" style:font-name="Roboto" fo:font-size="18pt" style:font-size-asian="18pt" style:font-size-complex="18pt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style:writing-mode="lr-tb"/>
      <style:text-properties style:font-name="Roboto" fo:font-size="14pt" style:font-size-asian="14pt" style:font-size-complex="14pt"/>
    </style:style>
    <style:style style:name="MP10" style:family="paragraph">
      <loext:graphic-properties draw:fill="none" draw:fill-color="#ffffff"/>
      <style:text-properties style:font-name="Roboto" fo:font-size="14pt" style:font-size-asian="14pt" style:font-size-complex="14pt"/>
    </style:style>
    <style:style style:name="MP11" style:family="paragraph">
      <style:paragraph-properties fo:text-align="center" style:writing-mode="lr-tb"/>
      <style:text-properties style:font-name="Roboto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style:font-name="Roboto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font-name="Roboto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font-name="Robot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op_20_Red" style:display-name="Top Re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2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op_20_Red-title" draw:layer="backgroundobjects" svg:width="19.797cm" svg:height="11.136cm" svg:x="0.601cm" svg:y="2.257cm" presentation:class="page"/>
        <draw:frame presentation:style-name="Top_20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Red" style:display-name="Bottom Re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4" draw:text-style-name="MP6" draw:layer="backgroundobjects" svg:width="27.988cm" svg:height="6.932cm" svg:x="0cm" svg:y="14.1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5" draw:layer="backgroundobjects" svg:width="25.198cm" svg:height="3.505cm" svg:x="1.199cm" svg:y="8.76cm" presentation:class="title">
        <draw:text-box>
          <text:p>Click to edit the title text format</text:p>
        </draw:text-box>
      </draw:frame>
      <draw:frame presentation:style-name="Bottom_20_Red-outline1" draw:layer="backgroundobjects" svg:width="25.198cm" svg:height="2.16cm" svg:x="1.399cm" svg:y="14.931cm" presentation:class="outline" presentation:placeholder="true">
        <draw:text-box/>
      </draw:frame>
      <draw:frame presentation:style-name="Mpr6" draw:text-style-name="MP2" draw:layer="backgroundobjects" svg:width="6.523cm" svg:height="1.446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8.874cm" svg:height="1.446cm" svg:x="9.575cm" svg:y="19.13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4" draw:layer="backgroundobjects" svg:width="6.523cm" svg:height="1.446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ottom_20_Red-title" draw:layer="backgroundobjects" svg:width="19.797cm" svg:height="11.136cm" svg:x="0.601cm" svg:y="2.257cm" presentation:class="page"/>
        <draw:frame presentation:style-name="Bottom_20_Re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ank-title" draw:layer="backgroundobjects" svg:width="25.198cm" svg:height="3.505cm" svg:x="1.399cm" svg:y="0.837cm" presentation:class="title" presentation:placeholder="true">
        <draw:text-box/>
      </draw:frame>
      <draw:frame presentation:style-name="Blank-outline1" draw:layer="backgroundobjects" svg:width="25.198cm" svg:height="12.178cm" svg:x="1.399cm" svg:y="4.912cm" presentation:class="outline" presentation:placeholder="true">
        <draw:text-box/>
      </draw:frame>
      <draw:frame presentation:style-name="Mpr9" draw:text-style-name="MP10" draw:layer="backgroundobjects" svg:width="6.523cm" svg:height="1.446cm" svg:x="1.399cm" svg:y="19.13cm" presentation:class="date-time">
        <draw:text-box>
          <text:p text:style-name="MP9"><text:span text:style-name="MT2"><presentation:date-time/></text:span></text:p>
        </draw:text-box>
      </draw:frame>
      <draw:frame presentation:style-name="Mpr9" draw:text-style-name="MP12" draw:layer="backgroundobjects" svg:width="8.874cm" svg:height="1.446cm" svg:x="9.575cm" svg:y="19.13cm" presentation:class="footer">
        <draw:text-box>
          <text:p text:style-name="MP11"><text:span text:style-name="MT2"><presentation:footer/></text:span></text:p>
        </draw:text-box>
      </draw:frame>
      <draw:frame presentation:style-name="Mpr9" draw:text-style-name="MP14" draw:layer="backgroundobjects" svg:width="6.523cm" svg:height="1.446cm" svg:x="20.075cm" svg:y="19.13cm" presentation:class="page-number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2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13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_5f_" style:display-name="Title, Content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5" draw:text-style-name="MP5" draw:layer="backgroundobjects" svg:width="27.999cm" svg:height="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6" draw:layer="backgroundobjects" svg:width="25.199cm" svg:height="3.505cm" svg:x="1.397cm" svg:y="0.336cm" presentation:class="title" presentation:user-transformed="true">
        <draw:text-box>
          <text:p>Click to edit the title text format</text:p>
        </draw:text-box>
      </draw:frame>
      <draw:frame draw:name="PlaceHolder 2" presentation:style-name="Mpr17" draw:layer="backgroundobjects" svg:width="25.06cm" svg:height="12.953cm" svg:x="1.397cm" svg:y="5.333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_5f_-title" draw:layer="backgroundobjects" svg:width="19.797cm" svg:height="11.136cm" svg:x="0.601cm" svg:y="2.257cm" presentation:class="page"/>
        <draw:frame presentation:style-name="Title_2c_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09T18:15:27.008873582</meta:creation-date>
    <dc:language>cs-CZ</dc:language>
    <meta:editing-cycles>67</meta:editing-cycles>
    <dc:title>JLA prezka</dc:title>
    <meta:editing-duration>P1DT5H28M10S</meta:editing-duration>
    <meta:generator>LibreOffice/7.6.5.2$Linux_X86_64 LibreOffice_project/60$Build-2</meta:generator>
    <meta:initial-creator>Jindra Lacko</meta:initial-creator>
    <dc:date>2024-03-01T08:34:32.975915999</dc:date>
    <dc:creator>Jindra Lacko</dc:creator>
    <meta:document-statistic meta:object-count="69"/>
  </office:meta>
</office:document-meta>
</file>